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46mm" style:rel-column-width="16382*"/>
    </style:style>
    <style:style style:name="Table1.D" style:family="table-column">
      <style:table-column-properties style:column-width="46.02mm" style:rel-column-width="16389*"/>
    </style:style>
    <style:style style:name="Table1.A1" style:family="table-cell">
      <style:table-cell-properties fo:padding="0.97mm" fo:border-left="0.02mm solid #e6e6e6" fo:border-right="none" fo:border-top="0.02mm solid #e6e6e6" fo:border-bottom="0.02mm solid #e6e6e6"/>
    </style:style>
    <style:style style:name="Table1.D1" style:family="table-cell">
      <style:table-cell-properties fo:padding="0.97mm" fo:border="0.02mm solid #e6e6e6"/>
    </style:style>
    <style:style style:name="Table1.A2" style:family="table-cell">
      <style:table-cell-properties fo:padding="0.97mm" fo:border-left="0.02mm solid #e6e6e6" fo:border-right="none" fo:border-top="none" fo:border-bottom="0.02mm solid #e6e6e6"/>
    </style:style>
    <style:style style:name="Table1.D2" style:family="table-cell">
      <style:table-cell-properties fo:padding="0.97mm" fo:border-left="0.02mm solid #e6e6e6" fo:border-right="0.02mm solid #e6e6e6" fo:border-top="none" fo:border-bottom="0.02mm solid #e6e6e6"/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41.05mm" style:rel-column-width="14618*"/>
    </style:style>
    <style:style style:name="Table2.B" style:family="table-column">
      <style:table-column-properties style:column-width="88.94mm" style:rel-column-width="31674*"/>
    </style:style>
    <style:style style:name="Table2.C" style:family="table-column">
      <style:table-column-properties style:column-width="26.65mm" style:rel-column-width="9492*"/>
    </style:style>
    <style:style style:name="Table2.D" style:family="table-column">
      <style:table-column-properties style:column-width="27.38mm" style:rel-column-width="9751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2mm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2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3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4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5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Bold_5f_9">
      <style:paragraph-properties fo:margin-left="-0.74mm" fo:margin-right="0.39mm" fo:text-align="start" style:justify-single-word="false" fo:text-indent="0m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10"><text:text-input text:description="&lt;o.address_id.company_ext&gt;">o.address_id.company_ext</text:text-input></text:p>
      <text:p text:style-name="P10"><text:text-input text:description="&lt;o.address_id.department_company_ext&gt;">o.address_id.department_company_ext</text:text-input></text:p>
      <text:p text:style-name="P10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10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0"><text:text-input text:description="&lt;o.address_id.zip&gt;">o.address_id.zip</text:text-input> <text:text-input text:description="&lt;o.address_id.city&gt;">&lt;o.address_id.city&gt;</text:text-input></text:p>
      <text:p text:style-name="P10"/>
      <text:p text:style-name="P10"/>
      <text:p text:style-name="P10"/>
      <text:p text:style-name="P10"/>
      <text:p text:style-name="P1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4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3mm" fo:margin-right="13mm" style:shadow="none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4-03-24T09:55:35</dc:date>
    <meta:editing-cycles>609</meta:editing-cycles>
    <meta:editing-duration>P2DT15H6M13S</meta:editing-duration>
    <meta:document-statistic meta:table-count="2" meta:image-count="0" meta:object-count="0" meta:page-count="2" meta:paragraph-count="38" meta:word-count="122" meta:character-count="1649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